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0pt" fo:font-weight="bold" officeooo:rsid="000dcd5b" officeooo:paragraph-rsid="000dcd5b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weight="normal" officeooo:rsid="000dcd5b" officeooo:paragraph-rsid="000dcd5b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18</text:p>
      <text:p text:style-name="P1">TPV</text:p>
      <text:p text:style-name="P1"/>
      <text:p text:style-name="P2">pais (<text:span text:style-name="T1">cod</text:span><text:span text:style-name="T2">, nombre)</text:span></text:p>
      <text:p text:style-name="P2"><text:tab/>pk: cod</text:p>
      <text:p text:style-name="P2"/>
      <text:p text:style-name="P2">provincia (c<text:span text:style-name="T1">od</text:span><text:span text:style-name="T2">, nombre, cod_pais)</text:span></text:p>
      <text:p text:style-name="P2"><text:tab/>pk: cod</text:p>
      <text:p text:style-name="P2"><text:tab/>fk: cod_pais</text:p>
      <text:p text:style-name="P2"><text:tab/>vnn: cod_pais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8:46:29.067192289</meta:creation-date>
    <dc:date>2024-10-30T18:53:32.895337545</dc:date>
    <meta:editing-duration>PT7M4S</meta:editing-duration>
    <meta:editing-cycles>1</meta:editing-cycles>
    <meta:document-statistic meta:table-count="0" meta:image-count="0" meta:object-count="0" meta:page-count="1" meta:paragraph-count="8" meta:word-count="18" meta:character-count="109" meta:non-whitespace-character-count="95"/>
    <meta:generator>LibreOffice/7.3.7.2$Linux_X86_64 LibreOffice_project/30$Build-2</meta:generator>
  </office:meta>
</office:document-meta>
</file>